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3.9346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9.0134in"/>
    </style:style>
    <style:style style:name="co39" style:family="table-column">
      <style:table-column-properties fo:break-before="auto" style:column-width="6.9028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9.7118in"/>
    </style:style>
    <style:style style:name="co45" style:family="table-column">
      <style:table-column-properties fo:break-before="auto" style:column-width="4.1091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4.3311in"/>
    </style:style>
    <style:style style:name="co64" style:family="table-column">
      <style:table-column-properties fo:break-before="auto" style:column-width="2.078in"/>
    </style:style>
    <style:style style:name="co65" style:family="table-column">
      <style:table-column-properties fo:break-before="auto" style:column-width="7.8071in"/>
    </style:style>
    <style:style style:name="co66" style:family="table-column">
      <style:table-column-properties fo:break-before="auto" style:column-width="4.861in"/>
    </style:style>
    <style:style style:name="co67" style:family="table-column">
      <style:table-column-properties fo:break-before="auto" style:column-width="6.7744in"/>
    </style:style>
    <style:style style:name="co68" style:family="table-column">
      <style:table-column-properties fo:break-before="auto" style:column-width="5.7984in"/>
    </style:style>
    <style:style style:name="co69" style:family="table-column">
      <style:table-column-properties fo:break-before="auto" style:column-width="1.7098in"/>
    </style:style>
    <style:style style:name="co70" style:family="table-column">
      <style:table-column-properties fo:break-before="auto" style:column-width="2.0472in"/>
    </style:style>
    <style:style style:name="co71" style:family="table-column">
      <style:table-column-properties fo:break-before="auto" style:column-width="2.2165in"/>
    </style:style>
    <style:style style:name="co72" style:family="table-column">
      <style:table-column-properties fo:break-before="auto" style:column-width="0.3602in"/>
    </style:style>
    <style:style style:name="co73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492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ro4" style:family="table-row">
      <style:table-row-properties style:row-height="0.9244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252in" fo:break-before="auto" style:use-optimal-row-height="true"/>
    </style:style>
    <style:style style:name="ro9" style:family="table-row">
      <style:table-row-properties style:row-height="1.2909in" fo:break-before="auto" style:use-optimal-row-height="true"/>
    </style:style>
    <style:style style:name="ro10" style:family="table-row">
      <style:table-row-properties style:row-height="1.4508in" fo:break-before="auto" style:use-optimal-row-height="true"/>
    </style:style>
    <style:style style:name="ro11" style:family="table-row">
      <style:table-row-properties style:row-height="1.6264in" fo:break-before="auto" style:use-optimal-row-height="tru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8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9" style:family="table-cell" style:parent-style-name="Default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67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8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85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190" style:family="table-cell" style:parent-style-name="Default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Roboto"/>
    </style:style>
    <style:style style:name="T2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95c4a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3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weight-asian="normal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-asian="Roboto" style:language-asian="zh" style:country-asian="CN" style:text-line-through-mode="continuous" style:text-outline="false" style:text-line-through-type="none" fo:font-weight="normal" style:font-name="Roboto" style:font-style-asian="normal" style:text-emphasize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line-through-type="single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0pt" style:font-name="Roboto" style:text-line-through-type="single"/>
    </style:style>
    <style:style style:name="T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weight-asian="normal" style:text-overline-style="none" style:text-overline-color="font-color" style:text-emphasize="none" style:font-size-asian="10pt" style:font-name-asian="Roboto" style:language-asian="zh" style:country-asian="CN" style:text-line-through-mode="continuous" style:text-outline="false" style:text-line-through-type="none" style:font-name="Roboto" style:font-style-asian="normal" fo:text-shadow="none" fo:font-size="10pt" style:text-underline-style="none" style:text-underline-color="font-color" fo:font-style="normal" fo:language="en" fo:country="US" style:language-complex="hi" style:country-complex="IN" style:font-name-complex="Roboto" style:font-size-complex="10pt" style:font-style-complex="normal" style:font-relief="none" fo:font-weight="normal" style:font-weight-complex="normal"/>
    </style:style>
    <style:style style:name="T13" style:family="text">
      <style:text-properties fo:font-size="10pt" style:font-weight-asian="normal" style:text-overline-style="none" style:text-overline-color="font-color" style:text-emphasize="none" style:font-style-asian="normal" style:font-size-asian="10pt" style:font-name-asian="Roboto" style:language-asian="zh" style:country-asian="CN" style:text-line-through-mode="continuous" style:text-outline="false" style:text-line-through-type="none" fo:color="#ffffff" style:font-name="Roboto" style:text-underline-style="none" style:text-underline-color="font-color" fo:font-style="normal" fo:text-shadow="none" fo:language="en" fo:country="US" style:language-complex="hi" style:country-complex="IN" style:font-name-complex="Roboto" style:font-size-complex="10pt" style:font-style-complex="normal" style:font-relief="none" fo:font-weight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text-shadow="none" style:font-relief="none" style:font-style-complex="normal" style:font-weight-complex="bold" style:font-size-complex="10pt" style:font-name-complex="Roboto" style:language-complex="hi" style:country-complex="IN" fo:language="en" fo:country="US" fo:font-style="normal" style:text-underline-style="none" style:text-underline-color="font-color" fo:font-size="10pt" fo:color="#ffffff" style:font-style-asian="normal" style:font-name="Roboto" fo:font-weight="bold" style:text-line-through-type="none" style:text-outline="false" style:text-line-through-mode="continuous" style:language-asian="zh" style:country-asian="CN" style:font-name-asian="Roboto" style:font-size-asian="10pt" style:font-weight-asian="bold" style:text-emphasize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8" style:family="text">
      <style:text-properties fo:color="#ffffff" style:font-weight-asian="bold" style:text-overline-style="none" style:text-overline-color="font-color" style:text-emphasize="none" style:font-style-asian="normal" style:font-name-asian="Roboto" style:language-asian="zh" style:country-asian="CN" style:text-line-through-mode="continuous" style:text-outline="false" style:text-line-through-type="none" style:font-name="Roboto" style:font-size-asian="11pt" style:font-style-complex="normal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relief="none" fo:font-weight="bold" style:font-weight-complex="bold"/>
    </style:style>
    <style:style style:name="T19" style:family="text">
      <style:text-properties fo:color="#ffffff" style:font-weight-asian="bold" style:text-overline-style="none" style:text-overline-color="font-color" style:text-emphasize="none" style:font-size-asian="11pt" style:font-name-asian="Roboto" style:language-asian="zh" style:country-asian="CN" style:text-line-through-mode="continuous" style:text-outline="false" style:text-line-through-type="none" style:font-name="Roboto" style:font-style-asian="normal" fo:text-shadow="none" fo:font-size="11pt" style:text-underline-style="none" style:text-underline-color="font-color" fo:font-style="normal" fo:language="en" fo:country="US" style:language-complex="hi" style:country-complex="IN" style:font-name-complex="Roboto" style:font-size-complex="11pt" style:font-style-complex="normal" style:font-relief="none" fo:font-weight="bold" style:font-weight-complex="bold"/>
    </style:style>
    <style:style style:name="T20" style:family="text">
      <style:text-properties fo:color="#20bef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language-complex="hi" style:country-complex="IN" style:font-name-asian="Roboto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2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1pt" style:font-size-asian="11pt" style:font-name-complex="Roboto" style:font-name-asian="Roboto" style:language-complex="hi" style:country-complex="IN" fo:color="#20beff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name="Roboto" fo:font-weight="bold" style:font-weight-complex="bold"/>
    </style:style>
    <style:style style:name="T23" style:family="text">
      <style:text-properties style:font-weight-complex="bold" style:font-weight-asian="bold" fo:font-weight="bold"/>
    </style:style>
    <style:style style:name="T2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25" style:family="text">
      <style:text-properties style:text-line-through-type="none"/>
    </style:style>
    <style:style style:name="T2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text-line-through-mode="continuous" style:font-name="Roboto" fo:font-weight="normal" style:text-line-through-type="none" style:text-outline="false" style:language-asian="zh" style:country-asian="CN" style:font-name-asian="Roboto" style:font-size-asian="11pt" style:font-weight-asian="normal" style:font-style-asian="normal" style:text-emphasize="none" style:text-overline-style="none" style:text-overline-color="font-color"/>
    </style:style>
    <style:style style:name="T28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Roboto" style:font-name-asian="Roboto" fo:color="#211f1f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bold" fo:font-size="11pt" style:font-name="Roboto" style:text-line-through-type="single"/>
    </style:style>
    <style:style style:name="T30" style:family="text">
      <style:text-properties fo:language="en" fo:country="US" style:font-relief="none" style:font-style-complex="normal" style:font-weight-complex="bold" style:font-size-complex="11pt" style:font-name-complex="Roboto" style:language-complex="hi" style:country-complex="IN" fo:text-shadow="none" fo:font-style="normal" style:text-underline-style="none" style:text-underline-color="font-color" fo:font-size="11pt" fo:color="#211f1f" style:text-emphasize="none" style:font-name="Roboto" fo:font-weight="bold" style:text-line-through-type="none" style:text-outline="false" style:text-line-through-mode="continuous" style:language-asian="zh" style:country-asian="CN" style:font-name-asian="Roboto" style:font-size-asian="11pt" style:font-weight-asian="bold" style:font-style-asian="normal" style:text-overline-style="none" style:text-overline-color="font-color"/>
    </style:style>
    <style:style style:name="T3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style-complex="normal" style:font-relief="none" style:font-weight-complex="bold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211f1f" style:font-size-asian="11pt" style:font-name="Roboto" fo:font-weight="bold" style:text-line-through-type="none" style:text-outline="false" style:text-line-through-mode="continuous" style:language-asian="zh" style:country-asian="CN" style:font-name-asian="Roboto" style:font-weight-asian="bold" style:font-style-asian="normal" style:text-emphasize="none" style:text-overline-style="none" style:text-overline-color="font-color"/>
    </style:style>
    <style:style style:name="T33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fffff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language-complex="hi" style:country-complex="IN" style:font-name-asian="Roboto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37" style:family="text">
      <style:text-properties style:font-name-asian="Roboto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fo:font-size="11pt" style:language-complex="hi" style:country-complex="IN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04" office:value-type="string" calcext:value-type="string">
            <text:p>Encyclopedia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style-name="Default" table:number-columns-repeated="5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Aho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Gaming Historia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96" office:value-type="string" calcext:value-type="string">
            <text:p>Gaming Historian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Crito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Crito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ce92" office:value-type="string" calcext:value-type="string">
            <text:p>В предыдущих сериях</text:p>
            <text:p><text:span text:style-name="T4">Крупным планом</text:span></text:p>
            <text:p><text:span text:style-name="T4">Через вселенные</text:span></text:p>
            <text:p><text:span text:style-name="T4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5"/>
          <table:table-cell table:style-name="ce92" office:value-type="string" calcext:value-type="string">
            <text:p>В предыдущих сериях</text:p>
            <text:p><text:span text:style-name="T4">Крупным планом</text:span></text:p>
            <text:p><text:span text:style-name="T4">Через вселенные</text:span></text:p>
            <text:p><text:span text:style-name="T4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style-name="ce96" office:value-type="string" calcext:value-type="string">
            <text:p>Ahoy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Ahoy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09" office:value-type="time" office:time-value="PT21H00M00S" calcext:value-type="time">
            <text:p>21:00</text:p>
          </table:table-cell>
          <table:table-cell table:style-name="ce102" office:value-type="string" calcext:value-type="string">
            <text:p><text:span text:style-name="T1"/></text:p>
            <text:p><text:span text:style-name="T2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102" office:value-type="string" calcext:value-type="string">
            <text:p><text:span text:style-name="T1"/></text:p>
            <text:p><text:span text:style-name="T2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2" office:value-type="string" calcext:value-type="string">
            <text:p><text:span text:style-name="T1"/></text:p>
            <text:p><text:span text:style-name="T2">Street Fighter II Turbo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3H30M00S" calcext:value-type="time">
            <text:p>23:30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4H00M00S" calcext:value-type="time">
            <text:p>00:00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06" office:value-type="string" calcext:value-type="string">
            <text:p>Moby-dick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Default"/>
        <table:table-column table:style-name="co36" table:default-cell-style-name="ce87"/>
        <table:table-column table:style-name="co37" table:number-columns-repeated="2" table:default-cell-style-name="ce87"/>
        <table:table-column table:style-name="co4" table:number-columns-repeated="2" table:default-cell-style-name="ce87"/>
        <table:table-column table:style-name="co38" table:default-cell-style-name="ce87"/>
        <table:table-column table:style-name="co39" table:default-cell-style-name="ce87"/>
        <table:table-column table:style-name="co38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46" table:default-cell-style-name="ce87"/>
        <table:table-column table:style-name="co47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8" table:default-cell-style-name="ce87"/>
        <table:table-column table:style-name="co49" table:number-columns-repeated="2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ce8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87"/>
        <table:table-column table:style-name="co4" table:number-columns-repeated="3" table:default-cell-style-name="ce87"/>
        <table:table-column table:style-name="co59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default-cell-style-name="ce87"/>
        <table:table-column table:style-name="co72" table:default-cell-style-name="ce87"/>
        <table:table-column table:style-name="co73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…long games I have to start this month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Free list of games I have to beat, but they're not on the NEW Games lists (not so mandatory)</text:p>
          </table:table-cell>
          <table:table-cell table:style-name="ce186" office:value-type="string" calcext:value-type="string">
            <text:p>[doesn’t count] Free list of Repetitive / Infinite / Replay / Leisure games</text:p>
          </table:table-cell>
          <table:table-cell table:style-name="ce186" office:value-type="string" calcext:value-type="string">
            <text:p><text:span text:style-name="T34">[doesn’t count] Free list of Short / DLC / Scenario / Replay </text:span>games</text:p>
          </table:table-cell>
          <table:table-cell table:style-name="ce194" office:value-type="string" calcext:value-type="string">
            <text:p><text:span text:style-name="T35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7">Algorithms: videos: Priority Queues</text:span></text:p>
            <text:p><text:span text:style-name="T7">Algorithms: notes: Priority Queues</text:span></text:p>
            <text:p>Algorithms: practice quiz: week 4: Priority Queues</text:p>
            <text:p>Algorithms: programming: Assignment 4: 8 puzzle</text:p>
            <text:p><text:span text:style-name="T8">C.O.D.E.</text:span></text:p>
            <text:p><text:span text:style-name="T9">Competitive Programmer’s Handbook</text:span></text:p>
          </table:table-cell>
          <table:table-cell table:style-name="ce134" office:value-type="string" calcext:value-type="string">
            <text:p><text:span text:style-name="T7">Learn Python in Y Minutes</text:span></text:p>
            <text:p><text:span text:style-name="T20">Python Crash Course &amp; Tutorial</text:span></text:p>
            <text:p><text:span text:style-name="T21">HackerRank: 10 days of math statistics</text:span></text:p>
          </table:table-cell>
          <table:table-cell table:style-name="ce58" office:value-type="string" calcext:value-type="string">
            <text:p><text:span text:style-name="T7">Design Patterns</text:span></text:p>
            <text:p><text:span text:style-name="T24">Learn JavaScript in Y minutes</text:span></text:p>
            <text:p><text:span text:style-name="T24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67" office:value-type="string" calcext:value-type="string">
            <text:p><text:span text:style-name="T7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7">Hannibal</text:span></text:p>
            <text:p><text:span text:style-name="T33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/>
          <table:table-cell table:style-name="Default" table:number-columns-repeated="6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37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7">В предыдущих сериях</text:span></text:p>
            <text:p><text:span text:style-name="T4">Крупным планом</text:span></text:p>
            <text:p><text:span text:style-name="T4">Через вселенные</text:span></text:p>
            <text:p><text:span text:style-name="T4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10">Algorithms: videos: Elementary Symbol Tables</text:span></text:p>
            <text:p><text:span text:style-name="T10">Algorithms: notes: Elementary Symbol Tables</text:span></text:p>
            <text:p><text:span text:style-name="T10">Algorithms: videos: Balanced Search Trees</text:span></text:p>
            <text:p><text:span text:style-name="T10">Algorithms: notes: Balanced Search Trees</text:span></text:p>
            <text:p><text:span text:style-name="T10">Algorithms: videos: Geometric Applications of BSTs</text:span></text:p>
            <text:p><text:span text:style-name="T10">Algorithms: notes: Geometric Applications of BSTs</text:span></text:p>
            <text:p><text:span text:style-name="T10">Algorithms: programming: Assignment 5: Kd-trees</text:span></text:p>
            <text:p><text:span text:style-name="T9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21">HackerRank: 10 days of math statistics</text:span></text:p>
          </table:table-cell>
          <table:table-cell table:style-name="ce135" office:value-type="string" calcext:value-type="string">
            <text:p><text:span text:style-name="T7">Design Patterns</text:span></text:p>
            <text:p><text:span text:style-name="T4">SDLC Tutorial</text:span></text:p>
            <text:p><text:span text:style-name="T24">Learn JavaScript by Example</text:span></text:p>
            <text:p><text:span text:style-name="T24">Thinking in Java</text:span></text:p>
          </table:table-cell>
          <table:table-cell table:style-name="ce119"/>
          <table:table-cell table:style-name="ce150" office:value-type="string" calcext:value-type="string">
            <text:p>Code</text:p>
            <text:p><text:span text:style-name="T29">Git: A Simple Guide</text:span>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72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6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37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25">В предыдущих сериях</text:span></text:p>
            <text:p><text:span text:style-name="T4">Крупным планом</text:span></text:p>
            <text:p><text:span text:style-name="T4">Через вселенные</text:span></text:p>
            <text:p><text:span text:style-name="T4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11">Algorithms: videos: </text:span></text:p>
            <text:p>Competitive Programmer’s Handbook</text:p>
            <text:p><text:span text:style-name="T12">C.O.D.E.</text:span></text:p>
          </table:table-cell>
          <table:table-cell table:style-name="ce134" office:value-type="string" calcext:value-type="string">
            <text:p>Automate the Boring Stuff</text:p>
            <text:p><text:span text:style-name="T21">Think Python</text:span></text:p>
          </table:table-cell>
          <table:table-cell table:style-name="ce143" office:value-type="string" calcext:value-type="string">
            <text:p><text:span text:style-name="T7">Design Patterns</text:span></text:p>
            <text:p><text:span text:style-name="T4">Гибкие методологии разработки</text:span></text:p>
            <text:p><text:span text:style-name="T4">Eloquent JavaScript</text:span></text:p>
            <text:p><text:span text:style-name="T4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30">Git: Visual Reference</text:span></text:p>
            <text:p><text:span text:style-name="T31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67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<text:span text:style-name="T7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2"/>
          <table:table-cell table:style-name="ce182" office:value-type="string" calcext:value-type="string">
            <text:p>VVVVVV</text:p>
          </table:table-cell>
          <table:table-cell table:style-name="Default" table:number-columns-repeated="3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Hitman GO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7">MandaloreGaming</text:span></text:p>
            <text:p><text:span text:style-name="T36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11">Algorithms: videos: Undirected Graphs</text:span></text:p>
            <text:p><text:span text:style-name="T11">Algorithms: notes: Undirected Graphs</text:span></text:p>
            <text:p><text:span text:style-name="T11">Algorithms: practice quiz: week 1: Undirected Graphs</text:span></text:p>
            <text:p><text:span text:style-name="T11">Algorithms: videos: Directed Graphs</text:span></text:p>
            <text:p><text:span text:style-name="T11">Algorithms: notes: Directed Graphs</text:span></text:p>
            <text:p><text:span text:style-name="T11">Algorithms: practice quiz: week 1: Directed Graphs</text:span></text:p>
            <text:p><text:span text:style-name="T11">Algorithms: programming: Assignment 1: WordNet</text:span></text:p>
            <text:p>Competitive Programmer’s Handbook</text:p>
            <text:p><text:span text:style-name="T13">C.O.D.E.</text:span></text:p>
          </table:table-cell>
          <table:table-cell table:style-name="ce134" office:value-type="string" calcext:value-type="string">
            <text:p>Automate the Boring Stuff</text:p>
            <text:p><text:span text:style-name="T21">Think Python</text:span></text:p>
          </table:table-cell>
          <table:table-cell table:style-name="ce135" office:value-type="string" calcext:value-type="string">
            <text:p><text:span text:style-name="T25">Design Patterns</text:span></text:p>
            <text:p><text:span text:style-name="T4">SCRUM and XP from the trenches</text:span></text:p>
            <text:p><text:span text:style-name="T4">Eloquent JavaScript</text:span></text:p>
            <text:p><text:span text:style-name="T4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31">Git: Think Like a Git</text:span></text:p>
            <text:p><text:span text:style-name="T31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ce164" office:value-type="string" calcext:value-type="string">
            <text:p>Her Story</text:p>
          </table:table-cell>
          <table:table-cell table:style-name="Default" table:number-columns-repeated="5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90" office:value-type="string" calcext:value-type="string">
            <text:p><text:span text:style-name="T6">Devil May Cry | </text:span>Metal Gear Rising: Revengeanc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7">MandaloreGaming</text:span></text:p>
            <text:p><text:span text:style-name="T36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8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11">Algorithms: videos: Minimum Spanning Trees</text:span></text:p>
            <text:p><text:span text:style-name="T11">Algorithms: notes: Minimum Spanning Trees</text:span></text:p>
            <text:p><text:span text:style-name="T11">Algorithms: practice quiz: week 2: Minimum Spanning Trees</text:span></text:p>
            <text:p><text:span text:style-name="T11">Algorithms: videos: Shortest Paths</text:span></text:p>
            <text:p><text:span text:style-name="T11">Algorithms: notes: Shortest Paths</text:span></text:p>
            <text:p><text:span text:style-name="T11">Algorithms: practice quiz: week 2: Shortest Paths</text:span></text:p>
            <text:p><text:span text:style-name="T11">Algorithms: programming: Assignment 2: Seam Carving</text:span></text:p>
            <text:p>Competitive Programmer’s Handbook</text:p>
            <text:p><text:span text:style-name="T12">C.O.D.E.</text:span></text:p>
          </table:table-cell>
          <table:table-cell table:style-name="ce134" office:value-type="string" calcext:value-type="string">
            <text:p>Automate the Boring Stuff</text:p>
            <text:p><text:span text:style-name="T21">Think Python</text:span></text:p>
          </table:table-cell>
          <table:table-cell table:style-name="ce135" office:value-type="string" calcext:value-type="string">
            <text:p><text:span text:style-name="T25">Design Patterns</text:span></text:p>
            <text:p><text:span text:style-name="T4">Kanban and Scrum - Making the Most of Both</text:span></text:p>
            <text:p><text:span text:style-name="T4">Eloquent JavaScript</text:span></text:p>
            <text:p><text:span text:style-name="T4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Think Like a Git</text:p>
            <text:p>FinLexi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164" office:value-type="string" calcext:value-type="string">
            <text:p>Wasteland 2</text:p>
          </table:table-cell>
          <table:table-cell table:style-name="Default"/>
          <table:table-cell table:style-name="ce94" office:value-type="string" calcext:value-type="string">
            <text:p>Car Mechanic Simulator 2015</text:p>
          </table:table-cell>
          <table:table-cell/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7">MandaloreGaming</text:span></text:p>
            <text:p><text:span text:style-name="T24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28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11">Algorithms: videos: Maximum Flow and Minimum Cut</text:span></text:p>
            <text:p><text:span text:style-name="T11">Algorithms: notes: Maximum Flow and Minimum Cut</text:span></text:p>
            <text:p><text:span text:style-name="T11">Algorithms: practice quiz: week 3: Maximum Flow and Minimum Cut</text:span></text:p>
            <text:p><text:span text:style-name="T11">Algorithms: programming: Assignment 3: Baseball Elimination</text:span></text:p>
            <text:p><text:span text:style-name="T11">Algorithms: videos: Radix Sorts</text:span></text:p>
            <text:p><text:span text:style-name="T11">Algorithms: notes: Radix Sorts</text:span></text:p>
            <text:p><text:span text:style-name="T11">Algorithms: practice quiz: week 3: Radix Sorts</text:span></text:p>
            <text:p><text:span text:style-name="T14">Competitive Programmer’s Handbook</text:span></text:p>
            <text:p><text:span text:style-name="T15">C.O.D.E.</text:span></text:p>
          </table:table-cell>
          <table:table-cell table:style-name="ce134" office:value-type="string" calcext:value-type="string">
            <text:p>Automate the Boring Stuff</text:p>
            <text:p><text:span text:style-name="T22">Think Python</text:span></text:p>
          </table:table-cell>
          <table:table-cell table:style-name="ce144" office:value-type="string" calcext:value-type="string">
            <text:p>Design Patterns</text:p>
            <text:p><text:span text:style-name="T26">Eloquent JavaScript</text:span></text:p>
            <text:p><text:span text:style-name="T26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Learn Git Branching</text:p>
            <text:p>FinLexi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/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87" office:value-type="string" calcext:value-type="string">
            <text:p>Deus Ex</text:p>
          </table:table-cell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/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Phoenix Wright | Zero Escape | Danganronpa | CLANNAD</text:p>
          </table:table-cell>
          <table:table-cell table:style-name="ce102" office:value-type="string" calcext:value-type="string">
            <text:p>Soma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7">MandaloreGaming</text:span></text:p>
            <text:p><text:span text:style-name="T24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4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21">Introduction to Probability by Grinstead &amp; Snell</text:span></text:p>
          </table:table-cell>
          <table:table-cell table:style-name="ce135" office:value-type="string" calcext:value-type="string">
            <text:p><text:span text:style-name="T4">Code Complete | Pragmatic Programmer | Refactoring | Clean Code</text:span></text:p>
            <text:p><text:span text:style-name="T14">Databases: normalization</text:span></text:p>
            <text:p><text:span text:style-name="T4">The Hitchhiker's Guide to Python</text:span></text:p>
            <text:p><text:span text:style-name="T26">Web API Design: Crafting Interfaces that Developers Love</text:span></text:p>
          </table:table-cell>
          <table:table-cell table:style-name="ce136" office:value-type="string" calcext:value-type="string">
            <text:p><text:span text:style-name="T11">2D Game Development: From Zero to Hero</text:span></text:p>
            <text:p><text:span text:style-name="T11">Invent Your Own Computer Games with Python</text:span></text:p>
          </table:table-cell>
          <table:table-cell table:style-name="ce137" office:value-type="string" calcext:value-type="string">
            <text:p><text:span text:style-name="T31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4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87" office:value-type="string" calcext:value-type="string">
            <text:p>Shadowrun: Dragonfall</text:p>
          </table:table-cell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ioshock</text:p>
          </table:table-cell>
          <table:table-cell table:style-name="ce187" office:value-type="string" calcext:value-type="string">
            <text:p>Fahrenheit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Little Nightmares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3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4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21">Introduction to Probability by Grinstead &amp; Snell</text:span></text:p>
          </table:table-cell>
          <table:table-cell table:style-name="ce135" office:value-type="string" calcext:value-type="string">
            <text:p><text:span text:style-name="T4">Code Complete | Pragmatic Programmer | Refactoring | Clean Code</text:span></text:p>
            <text:p>Databases: SQL</text:p>
            <text:p><text:span text:style-name="T17">The Hitchhiker's Guide to Python</text:span></text:p>
            <text:p><text:span text:style-name="T26">Microservices AntiPatterns and Pitfalls</text:span></text:p>
          </table:table-cell>
          <table:table-cell table:style-name="ce136" office:value-type="string" calcext:value-type="string">
            <text:p><text:span text:style-name="T11">2D Game Development: From Zero to Hero</text:span></text:p>
            <text:p><text:span text:style-name="T11">Invent Your Own Computer Games with Python</text:span></text:p>
          </table:table-cell>
          <table:table-cell table:style-name="ce137" office:value-type="string" calcext:value-type="string">
            <text:p><text:span text:style-name="T31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4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6"/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style-name="ce102" office:value-type="string" calcext:value-type="string">
            <text:p>Sonic The Hedgehog 2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Yakuza</text:p>
          </table:table-cell>
          <table:table-cell table:style-name="ce102" office:value-type="string" calcext:value-type="string">
            <text:p>Snatcher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4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21">Introduction to Probability by Grinstead &amp; Snell</text:span></text:p>
          </table:table-cell>
          <table:table-cell table:style-name="ce135" office:value-type="string" calcext:value-type="string">
            <text:p><text:span text:style-name="T4">Code Complete | Pragmatic Programmer | Refactoring | Clean Code</text:span></text:p>
            <text:p><text:span text:style-name="T14">Databases: SQL</text:span></text:p>
            <text:p><text:span text:style-name="T17">The Hitchhiker's Guide to Python</text:span></text:p>
            <text:p><text:span text:style-name="T26">Microservices vs. Service-Oriented Architecture</text:span></text:p>
          </table:table-cell>
          <table:table-cell table:style-name="ce136" office:value-type="string" calcext:value-type="string">
            <text:p><text:span text:style-name="T11">2D Game Development: From Zero to Hero</text:span></text:p>
            <text:p><text:span text:style-name="T11">Invent Your Own Computer Games with Python</text:span></text:p>
          </table:table-cell>
          <table:table-cell table:style-name="ce137" office:value-type="string" calcext:value-type="string">
            <text:p><text:span text:style-name="T31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4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style-name="ce192" office:value-type="string" calcext:value-type="string">
            <text:p>Super Mario 64</text:p>
          </table:table-cell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4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21">Introduction to Probability by Grinstead &amp; Snell</text:span></text:p>
          </table:table-cell>
          <table:table-cell table:style-name="ce135" office:value-type="string" calcext:value-type="string">
            <text:p><text:span text:style-name="T4">Code Complete | Pragmatic Programmer | Refactoring | Clean Code</text:span></text:p>
            <text:p><text:span text:style-name="T17">The Hitchhiker's Guide to Python</text:span></text:p>
            <text:p><text:span text:style-name="T14">Reactive Microsystems</text:span></text:p>
          </table:table-cell>
          <table:table-cell table:style-name="ce136" office:value-type="string" calcext:value-type="string">
            <text:p><text:span text:style-name="T11">2D Game Development: From Zero to Hero</text:span></text:p>
            <text:p><text:span text:style-name="T11">Invent Your Own Computer Games with Python</text:span></text:p>
          </table:table-cell>
          <table:table-cell table:style-name="ce137" office:value-type="string" calcext:value-type="string">
            <text:p><text:span text:style-name="T31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4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87" office:value-type="string" calcext:value-type="string">
            <text:p>Spec Ops: The Line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14">Algorithms: videos: </text:span> </text:p>
            <text:p><text:span text:style-name="T16">SICP</text:span></text:p>
          </table:table-cell>
          <table:table-cell table:style-name="ce134" office:value-type="string" calcext:value-type="string">
            <text:p><text:span text:style-name="T23">Python Pocket Reference</text:span></text:p>
            <text:p><text:span text:style-name="T21">Introduction to Probability by Grinstead &amp; Snell</text:span></text:p>
          </table:table-cell>
          <table:table-cell table:style-name="ce145" office:value-type="string" calcext:value-type="string">
            <text:p><text:span text:style-name="T4">Code Complete | Pragmatic Programmer | Refactoring | Clean Code</text:span></text:p>
            <text:p><text:span text:style-name="T27">The Hitchhiker's Guide to Python</text:span></text:p>
            <text:p><text:span text:style-name="T14">Reactive Microsystems</text:span></text:p>
          </table:table-cell>
          <table:table-cell table:style-name="ce148" office:value-type="string" calcext:value-type="string">
            <text:p><text:span text:style-name="T28">2D Game Development: From Zero to Hero</text:span></text:p>
            <text:p><text:span text:style-name="T11">Invent Your Own Computer Games with Python</text:span></text:p>
          </table:table-cell>
          <table:table-cell table:style-name="ce137" office:value-type="string" calcext:value-type="string">
            <text:p><text:span text:style-name="T31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4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26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<text:span text:style-name="T6">Borderlands 2</text:span></text:p>
            <text:p>Car Mechanic Simulator 2015</text:p>
            <text:p><text:span text:style-name="T4">Darkest Dungeon</text:span></text:p>
            <text:p><text:span text:style-name="T2">Street Fighter II Turbo</text:span></text:p>
            <text:p><text:span text:style-name="T5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5">Splinter Cell: Pandora Tomorrow</text:span></text:p>
            <text:p>Super Mario 3</text:p>
          </table:table-cell>
          <table:table-cell table:style-name="ce102" office:value-type="string" calcext:value-type="string">
            <text:p>Superhot</text:p>
          </table:table-cell>
          <table:table-cell table:style-name="Default" table:number-columns-repeated="3"/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4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7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4">Test-Driven Web Development with Python</text:span></text:p>
          </table:table-cell>
          <table:table-cell table:style-name="ce136" office:value-type="string" calcext:value-type="string">
            <text:p><text:span text:style-name="T11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32">ProGit</text:span>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Super Meat Boy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4"/>
          <table:table-cell/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64" office:value-type="string" calcext:value-type="string">
            <text:p>Her Story</text:p>
          </table:table-cell>
          <table:table-cell table:style-name="ce164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4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7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4">Test-Driven Web Development with Python</text:span></text:p>
          </table:table-cell>
          <table:table-cell table:style-name="ce136" office:value-type="string" calcext:value-type="string">
            <text:p><text:span text:style-name="T11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32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4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7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4">Test-Driven Web Development with Python</text:span></text:p>
          </table:table-cell>
          <table:table-cell table:style-name="ce136" office:value-type="string" calcext:value-type="string">
            <text:p><text:span text:style-name="T11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32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Default" table:number-columns-repeated="4"/>
          <table:table-cell table:style-name="ce187" office:value-type="string" calcext:value-type="string">
            <text:p>A Story About My Uncl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4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<text:span text:style-name="T18">SICP</text:span></text:p>
            <text:p><text:span text:style-name="T19">Programming Pearls</text:span>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  <text:p><text:span text:style-name="T4">Test-Driven Web Development with Python</text:span></text:p>
          </table:table-cell>
          <table:table-cell table:style-name="ce136" office:value-type="string" calcext:value-type="string">
            <text:p><text:span text:style-name="T11">Learn OpenGL</text:span></text:p>
            <text:p>Making Games with Python &amp; Pygame</text:p>
          </table:table-cell>
          <table:table-cell table:style-name="ce69" office:value-type="string" calcext:value-type="string">
            <text:p>Emacs Lisp</text:p>
            <text:p><text:span text:style-name="T32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style-name="ce187" office:value-type="string" calcext:value-type="string">
            <text:p>Fahrenheit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4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Dragon Age: Origins</text:p>
          </table:table-cell>
          <table:table-cell table:style-name="ce192" office:value-type="string" calcext:value-type="string">
            <text:p>Tomb Raider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4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4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Fallout</text:p>
          </table:table-cell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4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4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4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4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4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4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4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4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Fallout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4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4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4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4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4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6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4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ce192" office:value-type="string" calcext:value-type="string">
            <text:p>Super Mario 64</text:p>
          </table:table-cell>
          <table:table-cell table:style-name="ce102" office:value-type="string" calcext:value-type="string">
            <text:p>Thief</text:p>
          </table:table-cell>
          <table:table-cell table:style-name="ce187" office:value-type="string" calcext:value-type="string">
            <text:p>Legend of Grimrock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4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Pathologic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4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4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4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Pillars of Eternity</text:p>
          </table:table-cell>
          <table:table-cell table:style-name="ce187" office:value-type="string" calcext:value-type="string">
            <text:p>Portal Stories: Mel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4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4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4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4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4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Bully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4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athologic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4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4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4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Soma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4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athologic</text:p>
          </table:table-cell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4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4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4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Pathologic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4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4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2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4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4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4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02" office:value-type="string" calcext:value-type="string">
            <text:p><text:span text:style-name="T6">Devil May Cry | </text:span>Metal Gear Rising: Revengeance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4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4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4"/>
          <table:table-cell table:style-name="Default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4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ce119" table:number-columns-repeated="5"/>
          <table:table-cell table:style-name="Default"/>
          <table:table-cell table:style-name="ce119" table:number-columns-repeated="19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4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5"/>
          <table:table-cell/>
          <table:table-cell table:style-name="ce119" table:number-columns-repeated="5"/>
          <table:table-cell table:style-name="Default" table:number-columns-repeated="2"/>
          <table:table-cell/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4" table:style-name="ce117" office:value-type="string" calcext:value-type="string">
            <text:p>~</text:p>
          </table:table-cell>
          <table:table-cell table:style-name="ce201" table:formula="of:= COUNTA([.AL2:.AQ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Hitman GO</text:p>
          </table:table-cell>
          <table:table-cell table:style-name="ce102" office:value-type="string" calcext:value-type="string">
            <text:p>ARMA II: British Armed Forces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/>
          <table:table-cell table:style-name="Default"/>
          <table:table-cell table:style-name="ce119" table:number-columns-repeated="4"/>
          <table:table-cell table:style-name="ce187" office:value-type="string" calcext:value-type="string">
            <text:p>Grim Fandango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onic The Hedgehog 2</text:p>
          </table:table-cell>
          <table:table-cell table:style-name="ce102" office:value-type="string" calcext:value-type="string">
            <text:p>Papers, Please</text:p>
          </table:table-cell>
          <table:table-cell table:style-name="ce192" office:value-type="string" calcext:value-type="string">
            <text:p>Contra</text:p>
          </table:table-cell>
          <table:table-cell table:style-name="ce102" office:value-type="string" calcext:value-type="string">
            <text:p>Rayman Legends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erial Cleaner</text:p>
          </table:table-cell>
          <table:table-cell table:style-name="ce102" office:value-type="string" calcext:value-type="string">
            <text:p>Evil Genius</text:p>
          </table:table-cell>
          <table:table-cell table:style-name="ce119" table:number-columns-repeated="7"/>
          <table:table-cell table:style-name="ce102" office:value-type="string" calcext:value-type="string">
            <text:p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olfenstein: The New Order</text:p>
          </table:table-cell>
          <table:table-cell table:style-name="ce187" office:value-type="string" calcext:value-type="string">
            <text:p>SpaceChem</text:p>
          </table:table-cell>
          <table:table-cell table:style-name="ce102" office:value-type="string" calcext:value-type="string">
            <text:p>Divide By Sheep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arhammer 40,000: Space Marine</text:p>
          </table:table-cell>
          <table:table-cell table:style-name="ce185" office:value-type="string" calcext:value-type="string">
            <text:p>The Witness</text:p>
          </table:table-cell>
          <table:table-cell table:style-name="ce102" office:value-type="string" calcext:value-type="string">
            <text:p>Freedom Fall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The Thing</text:p>
          </table:table-cell>
          <table:table-cell table:style-name="ce102" office:value-type="string" calcext:value-type="string">
            <text:p>The Witcher: the Fire Rose path</text:p>
          </table:table-cell>
          <table:table-cell table:style-name="ce119" table:number-columns-repeated="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Child of Light</text:p>
          </table:table-cell>
          <table:table-cell table:style-name="ce102" office:value-type="string" calcext:value-type="string">
            <text:p>God Hand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orderlands 2</text:p>
          </table:table-cell>
          <table:table-cell table:style-name="ce192" office:value-type="string" calcext:value-type="string">
            <text:p>Banjo-Kazooi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 table:number-columns-repeated="2"/>
          <table:table-cell table:style-name="ce119" table:number-columns-repeated="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Guacamel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ce102" office:value-type="string" calcext:value-type="string">
            <text:p>S.T.A.L.K.E.R.: Shadow of Chernobyl</text:p>
          </table:table-cell>
          <table:table-cell table:style-name="ce192" office:value-type="string" calcext:value-type="string">
            <text:p>Mega Man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Pilot Brother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Grand Theft Auto III</text:p>
          </table:table-cell>
          <table:table-cell table:style-name="ce185" office:value-type="string" calcext:value-type="string">
            <text:p>Shadow Tactics</text:p>
          </table:table-cell>
          <table:table-cell table:style-name="ce192" office:value-type="string" calcext:value-type="string">
            <text:p>Mega Man 2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85" office:value-type="string" calcext:value-type="string">
            <text:p>Subnautica</text:p>
          </table:table-cell>
          <table:table-cell table:style-name="ce192" office:value-type="string" calcext:value-type="string">
            <text:p>Mega Man 3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Phoenix Wright | Zero Escape | Danganronpa | CLANNAD</text:p>
          </table:table-cell>
          <table:table-cell table:style-name="ce185" office:value-type="string" calcext:value-type="string">
            <text:p>Sunless Sea</text:p>
          </table:table-cell>
          <table:table-cell table:style-name="ce102" office:value-type="string" calcext:value-type="string">
            <text:p>Oddworld: Abe's Oddys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Tenchu: Stealth Assassin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02" office:value-type="string" calcext:value-type="string">
            <text:p>Rayman Origin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Yakuza</text:p>
          </table:table-cell>
          <table:table-cell table:style-name="ce119" office:value-type="string" calcext:value-type="string">
            <text:p>Fighting (*)</text:p>
          </table:table-cell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Street Fighter Alpha 2</text:p>
          </table:table-cell>
          <table:table-cell table:style-name="ce192" office:value-type="string" calcext:value-type="string">
            <text:p>Shinob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Street Fighter Alpha 3</text:p>
          </table:table-cell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ce102" office:value-type="string" calcext:value-type="string">
            <text:p>Street Fighter II Turbo</text:p>
          </table:table-cell>
          <table:table-cell table:style-name="ce102" office:value-type="string" calcext:value-type="string">
            <text:p>Splinter Cell: Pandora Tomorrow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Little Nightmares</text:p>
          </table:table-cell>
          <table:table-cell table:style-name="ce119" office:value-type="string" calcext:value-type="string">
            <text:p>Racing / Autosim / Mechanic Sim (*)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natcher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92" office:value-type="string" calcext:value-type="string">
            <text:p>Super Mario World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This War of Mine: Boris, Emilia, Marin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ec Ops: The Line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This War of Mine: Bruno, Roman, Arica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Hacknet</text:p>
          </table:table-cell>
          <table:table-cell table:style-name="ce185" office:value-type="string" calcext:value-type="string">
            <text:p>Mudrunner</text:p>
          </table:table-cell>
          <table:table-cell table:style-name="ce102" office:value-type="string" calcext:value-type="string">
            <text:p>This War of Mine: Emilia, Roman (New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 office:value-type="string" calcext:value-type="string">
            <text:p>Roguelikes (*)</text:p>
          </table:table-cell>
          <table:table-cell table:style-name="ce102" office:value-type="string" calcext:value-type="string">
            <text:p>Trine 2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Rogue + Nethack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ce192" office:value-type="string" calcext:value-type="string">
            <text:p>The Legend of Zelda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Jazz Punk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85" office:value-type="string" calcext:value-type="string">
            <text:p>FTL: Faster than Light</text:p>
          </table:table-cell>
          <table:table-cell table:style-name="ce187" office:value-type="string" calcext:value-type="string">
            <text:p>Beneath a Steel Sky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eceiver</text:p>
          </table:table-cell>
          <table:table-cell table:style-name="ce185" office:value-type="string" calcext:value-type="string">
            <text:p>Stories Untold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94" office:value-type="string" calcext:value-type="string">
            <text:p>Spelunky</text:p>
          </table:table-cell>
          <table:table-cell table:style-name="ce185" office:value-type="string" calcext:value-type="string">
            <text:p>Limbo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trategy / Tycoon / CMS (*)</text:p>
          </table:table-cell>
          <table:table-cell table:style-name="ce102" office:value-type="string" calcext:value-type="string">
            <text:p>Gone Home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02" office:value-type="string" calcext:value-type="string">
            <text:p>Dungeon Keeper</text:p>
          </table:table-cell>
          <table:table-cell table:style-name="ce185" office:value-type="string" calcext:value-type="string">
            <text:p>Tacom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02" office:value-type="string" calcext:value-type="string">
            <text:p>Heroes of Might and Magic III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87" office:value-type="string" calcext:value-type="string">
            <text:p>Prison Architect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ce102" office:value-type="string" calcext:value-type="string">
            <text:p>Total War: Shogun 2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"/>
          <table:table-cell table:style-name="ce185" office:value-type="string" calcext:value-type="string">
            <text:p>Tropico 5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9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9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4"/>
          <table:table-cell table:style-name="Default"/>
          <table:table-cell table:style-name="ce119" table:number-columns-repeated="9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3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Katia, Bruno, Pavle (failed)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Default"/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Pavle, Bruno, Marko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Iskra, Christo (DLC)</text:p>
          </table:table-cell>
          <table:table-cell/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6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Bruno, Roman, Arica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Boris, Emilia, Marin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Emilia, Roman (New)</text:p>
          </table:table-cell>
          <table:table-cell/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Arica, Mari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3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Marin, Arica, Katia, Misha (DLC)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Roma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Marko</text:p>
          </table:table-cell>
          <table:table-cell/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Zlata, Emilia, Kalina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Anton, Cveta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This War of Mine: Arica, Ivano, Henrik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-&gt;This War of Mine: Zlata, Livia, Marko (New, Final cut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Cities Skyline</text:p>
          </table:table-cell>
          <table:table-cell/>
          <table:table-cell table:style-name="ce119" table:number-columns-repeated="1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Stellaris</text:p>
          </table:table-cell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Civilization VI</text:p>
          </table:table-cell>
          <table:table-cell/>
          <table:table-cell table:style-name="ce119" table:number-columns-repeated="1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9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8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1000"/>
        </table:table-row>
        <table:table-row table:style-name="ro5" table:number-rows-repeated="1048260">
          <table:table-cell table:number-columns-repeated="1021"/>
        </table:table-row>
        <table:table-row table:style-name="ro6">
          <table:table-cell table:number-columns-repeated="1021"/>
        </table:table-row>
      </table:table>
      <table:named-expressions/>
      <table:database-ranges>
        <table:database-range table:name="__Anonymous_Sheet_DB__1" table:target-range-address="Calendar_of_tasks.AN2:Calendar_of_tasks.AN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54:09.64746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08T21:08:23.320352624</dc:date>
    <meta:editing-cycles>128</meta:editing-cycles>
    <meta:editing-duration>P2DT18H1M33S</meta:editing-duration>
    <meta:document-statistic meta:table-count="2" meta:cell-count="2772" meta:object-count="1"/>
  </office:meta>
</office:document-meta>
</file>